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7-18,2-9)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2-23, 0-12)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15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26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27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37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31</text:p>
          </table:table-cell>
          <table:table-cell office:value-type="string">
            <text:p>.03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05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108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ela Gray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4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39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1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24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69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0</text:p>
          </table:table-cell>
          <table:table-cell office:value-type="string">
            <text:p>17</text:p>
          </table:table-cell>
          <table:table-cell office:value-type="string">
            <text:p>122</text:p>
          </table:table-cell>
          <table:table-cell office:value-type="string">
            <text:p>.270</text:p>
          </table:table-cell>
          <table:table-cell office:value-type="string">
            <text:p>47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9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17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office:value-type="string">
            <text:p>.15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1</text:p>
          </table:table-cell>
          <table:table-cell office:value-type="string">
            <text:p>.09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Fiona Harding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46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25</text:p>
          </table:table-cell>
          <table:table-cell office:value-type="string">
            <text:p>138</text:p>
          </table:table-cell>
          <table:table-cell office:value-type="string">
            <text:p>.145</text:p>
          </table:table-cell>
          <table:table-cell office:value-type="string">
            <text:p>40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